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4.125cm" fo:min-width="3.94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0.635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4.51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1.188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text-properties fo:color="#55308d" loext:opacity="100%" fo:font-size="32pt" style:font-size-asian="32pt" style:font-size-complex="32pt"/>
    </style:style>
    <style:style style:name="P2" style:family="paragraph">
      <style:text-properties fo:color="#55308d" loext:opacity="100%" fo:font-size="32pt" style:font-size-asian="32pt" style:font-size-complex="3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color="#55308d" loext:opacity="100%"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Aperfectmatch</text:span><text:span text:style-name="T1"><text:line-break/></text:span><text:span text:style-name="T1">two is better than single</text:span></text:p>
          </draw:text-box>
        </draw:frame>
        <draw:frame presentation:style-name="pr2" draw:text-style-name="P4" draw:layer="layout" svg:width="9.395cm" svg:height="0.712cm" svg:x="8.255cm" svg:y="3.81cm" presentation:class="subtitle" presentation:user-transformed="true">
          <draw:text-box>
            <text:p text:style-name="P3"><text:span text:style-name="T2">Add yourself</text:span></text:p>
          </draw:text-box>
        </draw:frame>
        <draw:frame presentation:style-name="pr3" draw:text-style-name="P6" draw:layer="layout" svg:width="6.22cm" svg:height="4.51cm" svg:x="0.765cm" svg:y="10.095cm">
          <draw:text-box>
            <text:p text:style-name="P5"><text:span text:style-name="T3">Select one of </text:span></text:p>
            <text:p text:style-name="P5"><text:span text:style-name="T3">the </text:span></text:p>
            <text:p text:style-name="P5"><text:span text:style-name="T3">candidates and be happy</text:span></text:p>
          </draw:text-box>
        </draw:frame>
        <draw:frame presentation:style-name="pr4" draw:text-style-name="P4" draw:layer="layout" svg:width="10.665cm" svg:height="1.188cm" svg:x="0.13cm" svg:y="3.334cm">
          <draw:text-box>
            <text:p text:style-name="P3"><text:span text:style-name="T2">Select criteria</text:span></text:p>
          </draw:text-box>
        </draw:frame>
        <draw:custom-shape draw:style-name="gr1" draw:text-style-name="P8" draw:layer="layout" svg:width="4.445cm" svg:height="4.375cm" svg:x="22.86cm" svg:y="5.08cm">
          <text:p text:style-name="P7">Candidate picture with describing text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4.445cm" svg:height="4.375cm" svg:x="17.78cm" svg:y="5.08cm">
          <text:p text:style-name="P7">Candidate picture with describing text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4.445cm" svg:height="4.375cm" svg:x="12.7cm" svg:y="5.08cm">
          <text:p text:style-name="P7">Candidate picture with describing text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4.445cm" svg:height="4.375cm" svg:x="7.62cm" svg:y="5.08cm">
          <text:p text:style-name="P7">Candidate picture with describing text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4.445cm" svg:height="4.375cm" svg:x="1.678cm" svg:y="5.15cm">
          <text:p text:style-name="P7">Yourself with a describing text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4.445cm" svg:height="4.375cm" svg:x="22.86cm" svg:y="9.595cm">
          <text:p text:style-name="P7">Candidate picture with describing text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4.445cm" svg:height="4.375cm" svg:x="17.78cm" svg:y="9.595cm">
          <text:p text:style-name="P7">Candidate picture with describing text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4.445cm" svg:height="4.375cm" svg:x="12.7cm" svg:y="9.595cm">
          <text:p text:style-name="P7">Candidate picture with describing text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4.445cm" svg:height="4.375cm" svg:x="7.62cm" svg:y="9.595cm">
          <text:p text:style-name="P7">Candidate picture with describing tex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09:51:12.707530895</meta:creation-date>
    <dc:date>2026-03-03T10:04:20.967240360</dc:date>
    <meta:editing-duration>PT2M38S</meta:editing-duration>
    <meta:editing-cycles>1</meta:editing-cycles>
    <meta:document-statistic meta:object-count="36"/>
    <meta:generator>LibreOffice/25.8.4.2$Linux_X86_64 LibreOffice_project/580$Build-2</meta:generator>
  </office:meta>
</office:document-meta>
</file>